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06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12"/>
        <table:table-column table:style-name="co6" table:default-cell-style-name="ce14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Código del profesor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JANDRO GARCIA RUCAVAD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:.D3])" office:value-type="float" office:value="11" calcext:value-type="float">
            <text:p>11</text:p>
          </table:table-cell>
          <table:table-cell/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Intereses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IBAL ISIDRO PORTUGEZ QUIRO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4:.D4])" office:value-type="float" office:value="11" calcext:value-type="float">
            <text:p>11</text:p>
          </table:table-cell>
          <table:table-cell/>
          <table:table-cell table:style-name="ce13" office:value-type="string" calcext:value-type="string">
            <text:p>Pregunta C</text:p>
          </table:table-cell>
          <table:table-cell table:style-name="ce3" office:value-type="string" calcext:value-type="string">
            <text:p>Cálculo circunferencia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ONY RODRIGUEZ ZUÑIG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5:.D5])" office:value-type="float" office:value="11" calcext:value-type="float">
            <text:p>11</text:p>
          </table:table-cell>
          <table:table-cell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BRAINER HERRERA GONZAL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6:.D6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OS ANDRE QUIROZ POLANCO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table:formula="of:=SUM([.B7:.D7])" office:value-type="float" office:value="9.5" calcext:value-type="float">
            <text:p>9,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DANIEL SOTO GONZALEZ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D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LAN GIOVANNY LEANDRO VALVERD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9:.D9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KSON MURILLO RIO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D10])" office:value-type="float" office:value="2" calcext:value-type="float">
            <text:p>2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10 % primer pregunta, carrera y nivel programacion</text:p>
          </table:table-cell>
        </table:table-row>
        <table:table-row table:style-name="ro1">
          <table:table-cell office:value-type="string" calcext:value-type="string">
            <text:p>FABIAN ALBERTO VARGAS CHAC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1:.D11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style-name="ce15"/>
          <table:table-cell office:value-type="string" calcext:value-type="string">
            <text:p>90% tarea especifica (15) algoritmo (75)</text:p>
          </table:table-cell>
        </table:table-row>
        <table:table-row table:style-name="ro1">
          <table:table-cell office:value-type="string" calcext:value-type="string">
            <text:p>FRANCINI MARGARITA BRENES CHAC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2:.D12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SSELLE VANESSA HERNANDEZ RICHMO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3:.D13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FET STIR SABALLOS MARCHE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:.D14])" office:value-type="float" office:value="4" calcext:value-type="float">
            <text:p>4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GE ANTONIO ZUÑIGA TORR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5:.D15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DANIEL VARGAS RODRIGUEZ</text:p>
          </table:table-cell>
          <table:table-cell office:value-type="float" office:value="3.8" calcext:value-type="float">
            <text:p>3,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6:.D16])" office:value-type="float" office:value="10.8" calcext:value-type="float">
            <text:p>10,8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RICARDO FONSECA L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7:.D17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CARLOS VALENZUELA QUESAD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8:.D18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IGNACIO CHAVES WO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9:.D19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 FRANCISCO LOBO ZELED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0:.D20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GEOVANNY GUERRERO ARGUED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1:.D21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LA FRANSUA HIDALGO QUIRO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2:.D22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S FERNANDO RODRIGUEZ ARIAS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table:formula="of:=SUM([.B23:.D23])" office:value-type="float" office:value="10.5" calcext:value-type="float">
            <text:p>10,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S GUILLERMO QUESADA VALVERD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4:.D24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VIN FELIPE UMAÑA REVUELT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5:.D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SIEL SABRINA ELIZONDO MOR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6:.D26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AURICIO DE JESUS CHAVES ARGUED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7:.D27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ONTSERRAT HERNANDEZ HERNAND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8:.D28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ODALIZ NAZARETH BRAVO MEND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9:.D29])" office:value-type="float" office:value="10" calcext:value-type="float">
            <text:p>1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ABLO DAVID CORDERO BERMUD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0:.D30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NULFO FABRICIO LEON GAMBO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1:.D31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XINY ANDREA GUEVARA QUESAD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2:.D32])" office:value-type="float" office:value="0" calcext:value-type="float">
            <text:p>0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SERGIO DENIS CHAVARRIA ZUÑIG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3:.D33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XOTCHIL DANIELA ROJAS FERNAND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4:.D34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ASMIN DAYANE ORTEGA AGUILA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table:formula="of:=SUM([.B35:.D35])" office:value-type="float" office:value="10.2" calcext:value-type="float">
            <text:p>10,2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ENDRI MARIA ROJAS ZAMOR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formula="of:=SUM([.B36:.D36])" office:value-type="float" office:value="10.5" calcext:value-type="float">
            <text:p>10,5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2:41:28.2831009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6T22:15:07.436630487</dc:date>
    <meta:editing-duration>PT5H44M19S</meta:editing-duration>
    <meta:editing-cycles>4</meta:editing-cycles>
    <meta:generator>LibreOffice/6.4.4.2$Linux_X86_64 LibreOffice_project/40$Build-2</meta:generator>
    <meta:document-statistic meta:table-count="1" meta:cell-count="217" meta:object-count="0"/>
  </office:meta>
</office:document-meta>
</file>